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F00000356C930992EE3F56ADA.png" manifest:media-type="image/png"/>
  <manifest:file-entry manifest:full-path="Pictures/100002010000033B00000363C595AA2F8AC1FB2A.png" manifest:media-type="image/png"/>
  <manifest:file-entry manifest:full-path="Pictures/10000201000003460000036593567C276FECF61E.png" manifest:media-type="image/png"/>
  <manifest:file-entry manifest:full-path="Pictures/100002010000032F00000354B940C477B00E03CF.png" manifest:media-type="image/png"/>
  <manifest:file-entry manifest:full-path="Pictures/10000201000002F80000036109E211B2B94E67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299a" officeooo:paragraph-rsid="0017299a"/>
    </style:style>
    <style:style style:name="P2" style:family="paragraph" style:parent-style-name="Standard">
      <style:text-properties style:text-underline-style="solid" style:text-underline-width="auto" style:text-underline-color="font-color" officeooo:rsid="0017299a" officeooo:paragraph-rsid="0017299a"/>
    </style:style>
    <style:style style:name="T1" style:family="text">
      <style:text-properties officeooo:rsid="0018fa6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ores<text:tab/><text:tab/><text:span text:style-name="T1">Francisco Javier Madueño Jurado</text:span></text:p>
      <text:p text:style-name="P2"/>
      <text:p text:style-name="P1"><draw:frame draw:style-name="fr1" draw:name="Imagen1" text:anchor-type="paragraph" svg:width="17cm" svg:height="17.771cm" draw:z-index="0"><draw:image xlink:href="Pictures/100002010000032F00000354B940C477B00E03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n2" text:anchor-type="paragraph" svg:x="-0.048cm" svg:y="0.33cm" svg:width="17cm" svg:height="19.348cm" draw:z-index="1"><draw:image xlink:href="Pictures/10000201000002F80000036109E211B2B94E67A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n3" text:anchor-type="paragraph" svg:width="17cm" svg:height="20.191cm" draw:z-index="2"><draw:image xlink:href="Pictures/10000201000002CF00000356C930992EE3F56AD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n4" text:anchor-type="paragraph" svg:width="17cm" svg:height="17.628cm" draw:z-index="3"><draw:image xlink:href="Pictures/10000201000003460000036593567C276FECF6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n5" text:anchor-type="paragraph" svg:width="17cm" svg:height="17.822cm" draw:z-index="4"><draw:image xlink:href="Pictures/100002010000033B00000363C595AA2F8AC1FB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9:26:21.966987943</meta:creation-date>
    <dc:date>2019-04-08T09:59:04.659503250</dc:date>
    <meta:editing-duration>PT2M22S</meta:editing-duration>
    <meta:editing-cycles>1</meta:editing-cycles>
    <meta:document-statistic meta:table-count="0" meta:image-count="5" meta:object-count="0" meta:page-count="5" meta:paragraph-count="1" meta:word-count="5" meta:character-count="40" meta:non-whitespace-character-count="35"/>
    <meta:generator>LibreOffice/6.1.5.2$Linux_X86_64 LibreOffice_project/10$Build-2</meta:generator>
  </office:meta>
</office:document-meta>
</file>